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80000000894879245.png" manifest:media-type="image/png"/>
  <manifest:file-entry manifest:full-path="Pictures/1000000000000008000000083796B955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cm" draw:fill="bitmap" draw:fill-image-name="Diagonal_20_Brick" style:repeat="repeat" fo:padding-top="0.165cm" fo:padding-bottom="0.165cm" fo:padding-left="0.29cm" fo:padding-right="0.29cm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08cm" draw:fill="bitmap" draw:fill-color="#729fcf" draw:fill-image-name="Diagonal_20_Brick" style:repeat="repeat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5cm" draw:fill="bitmap" draw:fill-image-name="_35__20_Percent" draw:opacity="12%" style:repeat="repeat" fo:padding-top="0.15cm" fo:padding-bottom="0.15cm" fo:padding-left="0.275cm" fo:padding-right="0.275cm" draw:shadow-offset-x="0.203cm" draw:shadow-offset-y="0.203cm" draw:shadow-opacity="12%" loext:decorative="false"/>
    </style:style>
    <style:style style:name="gr5" style:family="graphic" style:parent-style-name="standard">
      <style:graphic-properties svg:stroke-width="0.05cm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svg:stroke-width="0.05cm" draw:fit-to-size="true" style:shrink-to-fit="false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standard">
      <style:graphic-properties svg:stroke-width="0.05cm" draw:textarea-horizontal-align="center" fo:padding-top="0.15cm" fo:padding-bottom="0.15cm" fo:padding-left="0.275cm" fo:padding-right="0.275cm" loext:decorative="false"/>
      <style:paragraph-properties style:writing-mode="lr-tb"/>
    </style:style>
    <style:style style:name="gr8" style:family="graphic" style:parent-style-name="standard">
      <style:graphic-properties svg:stroke-width="0.08cm" draw:textarea-vertical-align="bottom" draw:fit-to-size="false" style:shrink-to-fit="true" fo:padding-top="0.165cm" fo:padding-bottom="0.165cm" fo:padding-left="0.29cm" fo:padding-right="0.29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svg:stroke-width="0.08cm" draw:textarea-horizontal-align="center" draw:textarea-vertical-align="bottom" draw:fit-to-size="false" style:shrink-to-fit="true" fo:padding-top="0.165cm" fo:padding-bottom="0.165cm" fo:padding-left="0.152cm" fo:padding-right="0.152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svg:stroke-width="0.05cm" draw:fill="solid" draw:fill-color="#729fcf" draw:textarea-horizontal-align="center" fo:padding-top="0.15cm" fo:padding-bottom="0.15cm" fo:padding-left="0.275cm" fo:padding-right="0.275cm" loext:decorative="false"/>
      <style:paragraph-properties style:writing-mode="lr-tb"/>
    </style:style>
    <style:style style:name="gr11" style:family="graphic" style:parent-style-name="standard">
      <style:graphic-properties svg:stroke-width="0.203cm" svg:stroke-color="#000000" draw:marker-start-width="0.508cm" draw:marker-end-width="0.508cm" svg:stroke-linecap="round" draw:textarea-vertical-align="middle" fo:padding-top="0.226cm" fo:padding-bottom="0.226cm" fo:padding-left="0.351cm" fo:padding-right="0.351cm" loext:decorative="false"/>
    </style:style>
    <style:style style:name="gr12" style:family="graphic" style:parent-style-name="standard">
      <style:graphic-properties svg:stroke-color="#c9211e" draw:textarea-vertical-align="middle" loext:decorative="false"/>
    </style:style>
    <style:style style:name="gr13" style:family="graphic" style:parent-style-name="standard">
      <style:graphic-properties svg:stroke-color="#069a2e" draw:textarea-vertical-align="middle" loext:decorative="false"/>
    </style:style>
    <style:style style:name="gr14" style:family="graphic" style:parent-style-name="standard">
      <style:graphic-properties svg:stroke-color="#f10d0c" draw:textarea-vertical-align="middle" loext:decorative="false"/>
    </style:style>
    <style:style style:name="gr15" style:family="graphic" style:parent-style-name="standard">
      <style:graphic-properties svg:stroke-color="#55308d" draw:textarea-vertical-align="middle" loext:decorative="false"/>
    </style:style>
    <style:style style:name="gr16" style:family="graphic" style:parent-style-name="standard">
      <style:graphic-properties svg:stroke-color="#b85c00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79cm" loext:decorative="false"/>
      <style:paragraph-properties style:writing-mode="lr-tb"/>
    </style:style>
    <style:style style:name="P1" style:family="paragraph">
      <loext:graphic-properties draw:fill="bitmap" draw:fill-image-name="Diagonal_20_Brick" style:repeat="repeat"/>
    </style:style>
    <style:style style:name="P2" style:family="paragraph">
      <loext:graphic-properties draw:fill="bitmap" draw:fill-color="#729fcf" draw:fill-image-name="Diagonal_20_Brick" style:repeat="repeat"/>
    </style:style>
    <style:style style:name="P3" style:family="paragraph">
      <loext:graphic-properties draw:fill="bitmap" draw:fill-image-name="_35__20_Percent" draw:opacity="12%" style:repeat="repea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top="0.356cm" fo:margin-bottom="0.356cm"/>
    </style:style>
    <style:style style:name="P6" style:family="paragraph">
      <style:paragraph-properties fo:margin-top="0.356cm" fo:margin-bottom="0.356cm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solid" draw:fill-color="#729fc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3.20000004768372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7pt" style:font-size-asian="11pt" style:font-size-complex="11pt"/>
    </style:style>
    <style:style style:name="T4" style:family="text">
      <style:text-properties fo:font-size="6pt" style:font-size-asian="10.5pt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25.94cm" svg:x="20.05cm" svg:y="1cm">
          <text:p/>
        </draw:rect>
        <draw:g draw:name="Garge Walls" draw:style-name="gr2">
          <draw:rect draw:style-name="gr1" draw:text-style-name="P1" draw:layer="layout" svg:width="19.11cm" svg:height="0.5cm" svg:x="1.48cm" svg:y="1cm">
            <text:p/>
          </draw:rect>
          <draw:rect draw:style-name="gr1" draw:text-style-name="P1" draw:layer="layout" svg:width="0.5cm" svg:height="25.94cm" svg:x="1cm" svg:y="1cm">
            <text:p/>
          </draw:rect>
          <draw:rect draw:style-name="gr3" draw:text-style-name="P2" draw:layer="layout" svg:width="19.367cm" svg:height="0.5cm" svg:x="1cm" svg:y="26.44cm">
            <text:p/>
          </draw:rect>
        </draw:g>
        <draw:rect draw:name="Parking Area" draw:style-name="gr4" draw:text-style-name="P3" draw:layer="layout" svg:width="14.605cm" svg:height="0.693cm" svg:x="3.828cm" svg:y="6.022cm">
          <text:p/>
        </draw:rect>
        <draw:rect draw:style-name="gr5" xml:id="id2" draw:id="id2" draw:layer="layout" svg:width="1.745cm" svg:height="1.4cm" svg:x="10.207cm" svg:y="13.887cm">
          <text:p>External <text:line-break/>5V </text:p>
          <text:p>GND</text:p>
        </draw:rect>
        <draw:rect draw:name="Rear LD2450" draw:style-name="gr6" xml:id="id6" draw:id="id6" draw:layer="layout" svg:width="2.223cm" svg:height="1.271cm" svg:x="9.572cm" svg:y="4.491cm">
          <text:p><text:span text:style-name="T1">Rear LD2450 </text:span></text:p>
          <text:p><text:span text:style-name="T1">(Ceiling Mounted) </text:span></text:p>
          <text:p><text:span text:style-name="T1">5V BLK</text:span></text:p>
          <text:p><text:span text:style-name="T1">GND YEL</text:span></text:p>
          <text:p><text:span text:style-name="T1">RX RED</text:span></text:p>
          <text:p><text:span text:style-name="T1">TX WHT</text:span></text:p>
        </draw:rect>
        <draw:rect draw:style-name="gr5" draw:layer="layout" svg:width="1.723cm" svg:height="0.635cm" draw:transform="skewX (0.0204203522483337) rotate (-1.5707963267949) translate (8.62cm 1.499cm)">
          <text:p>LED Strip</text:p>
        </draw:rect>
        <draw:rect draw:style-name="gr5" draw:layer="layout" svg:width="3.175cm" svg:height="2.953cm" svg:x="16.923cm" svg:y="23.494cm">
          <text:p>Rotary Encoder A </text:p>
          <text:p>HES-A BLK (GPIO2)</text:p>
          <text:p>5V-BRN-RED</text:p>
          <text:p>GND-BLU-GRN</text:p>
          <text:p/>
          <text:p text:style-name="P4">HES-B BLK-ORG (GPIO3)</text:p>
          <text:p text:style-name="P4">5V-BRN-RED</text:p>
          <text:p text:style-name="P4">GND-BLU-GRN</text:p>
        </draw:rect>
        <draw:rect draw:style-name="gr5" draw:layer="layout" svg:width="3.175cm" svg:height="1.27cm" svg:x="4.565cm" svg:y="25.317cm">
          <text:p>OH Door Reed Switch </text:p>
          <text:p>NO-GPIO1-WHT<text:line-break/>GND-COM-GRN </text:p>
        </draw:rect>
        <draw:rect draw:style-name="gr7" draw:layer="layout" svg:width="2.54cm" svg:height="1.587cm" svg:x="12.747cm" svg:y="10.208cm">
          <text:p>OH Door Relay </text:p>
          <text:p>5VCC<text:line-break/>GND<text:line-break/>IN (GPIO10) </text:p>
        </draw:rect>
        <draw:g draw:name="ESP32-C6" draw:style-name="gr2" xml:id="id9" draw:id="id9">
          <draw:rect draw:style-name="gr8" draw:text-style-name="P6" draw:layer="layout" svg:width="3.174cm" svg:height="1.905cm" svg:x="10.215cm" svg:y="7.984cm">
            <text:p text:style-name="P5"><text:span text:style-name="T2">(01) GND Common ground</text:span><text:span text:style-name="T2"><text:line-break/></text:span><text:span text:style-name="T2">(02) Front LD2450 TX</text:span><text:span text:style-name="T2"><text:line-break/></text:span><text:span text:style-name="T2">(03) Front LD2450 RX</text:span><text:span text:style-name="T2"><text:line-break/></text:span><text:span text:style-name="T2">(09) GPIO19 Rear LD2450 RX</text:span><text:span text:style-name="T2"><text:line-break/></text:span><text:span text:style-name="T2">(10) GPIO18 Rear LD2450 TX</text:span><text:span text:style-name="T2"><text:line-break/></text:span><text:span text:style-name="T2">(14) GND Common ground</text:span><text:span text:style-name="T2"><text:line-break/></text:span><text:span text:style-name="T2">(16) NC</text:span></text:p>
          </draw:rect>
          <draw:rect draw:style-name="gr9" draw:text-style-name="P7" draw:layer="layout" svg:width="6.032cm" svg:height="0.635cm" svg:x="7.357cm" svg:y="7.349cm">
            <text:p><text:span text:style-name="T2">ESP32-C6</text:span></text:p>
          </draw:rect>
          <draw:rect draw:style-name="gr9" draw:text-style-name="P7" draw:layer="layout" svg:width="2.865cm" svg:height="1.905cm" svg:x="7.35cm" svg:y="7.985cm">
            <text:p><text:span text:style-name="T2">(01) 3V3 – OUT</text:span><text:span text:style-name="T2"><text:line-break/></text:span><text:span text:style-name="T2">(07)-GPIO0-LED Strip-DIN</text:span><text:span text:style-name="T2"><text:line-break/></text:span><text:span text:style-name="T2">(08)-GPIO1-OH Door Switch</text:span><text:span text:style-name="T2"><text:line-break/></text:span><text:span text:style-name="T2">(10)-GPIO10-OH Door Relay</text:span><text:span text:style-name="T2"><text:line-break/></text:span><text:span text:style-name="T2">(12)-GPIO2-HESA DIN</text:span><text:span text:style-name="T2"><text:line-break/></text:span><text:span text:style-name="T2">(13)-GPIO3-HESB-DIN</text:span><text:span text:style-name="T2"><text:line-break/></text:span><text:span text:style-name="T2">(14) 5V – OUT</text:span><text:span text:style-name="T2"><text:line-break/></text:span><text:span text:style-name="T2">(15) GND Common Ground</text:span><text:span text:style-name="T2"><text:line-break/></text:span><text:span text:style-name="T2">(16) NC</text:span></text:p>
          </draw:rect>
        </draw:g>
        <draw:rect draw:name="Rear LD 1" draw:style-name="gr6" draw:layer="layout" svg:width="2.223cm" svg:height="1.271cm" svg:x="17.698cm" svg:y="21.998cm">
          <text:p><text:span text:style-name="T1">Front LD2450 </text:span></text:p>
          <text:p><text:span text:style-name="T1">5V-BLK-RED</text:span></text:p>
          <text:p><text:span text:style-name="T1">GND-YEL-GRN</text:span></text:p>
          <text:p><text:span text:style-name="T1">RX-RED-PBR</text:span></text:p>
          <text:p><text:span text:style-name="T1">TX-WHT-YEL</text:span></text:p>
        </draw:rect>
        <draw:rect draw:style-name="gr7" xml:id="id3" draw:id="id3" draw:layer="layout" svg:width="2.54cm" svg:height="1.587cm" svg:x="12.747cm" svg:y="10.209cm">
          <text:p>OH Door Relay </text:p>
          <text:p>5VCC<text:line-break/>GND<text:line-break/>IN (GPIO10) </text:p>
        </draw:rect>
        <draw:rect draw:style-name="gr10" draw:text-style-name="P8" draw:layer="layout" svg:width="2.54cm" svg:height="2.451cm" svg:x="9.774cm" svg:y="10.296cm">
          <text:p>OH Door </text:p>
          <text:p>OPENER<text:line-break/>GND<text:line-break/>COM </text:p>
        </draw:rect>
        <draw:connector draw:style-name="gr11" draw:text-style-name="P9" draw:layer="layout" svg:x1="7.485cm" svg:y1="13.126cm" svg:x2="14.894cm" svg:y2="24.207cm" draw:start-shape="id1" draw:start-glue-point="2" svg:d="M7485 13126v5803h7409v5278" svg:viewBox="0 0 7410 11082">
          <text:p/>
        </draw:connector>
        <draw:line draw:style-name="gr12" draw:text-style-name="P9" draw:layer="layout" svg:x1="17.827cm" svg:y1="22.59cm" svg:x2="14.97cm" svg:y2="24.177cm">
          <text:p/>
        </draw:line>
        <draw:line draw:style-name="gr12" draw:text-style-name="P9" draw:layer="layout" svg:x1="14.97cm" svg:y1="24.177cm" svg:x2="17.192cm" svg:y2="24.495cm">
          <text:p/>
        </draw:line>
        <draw:line draw:style-name="gr12" draw:text-style-name="P9" draw:layer="layout" svg:x1="14.97cm" svg:y1="24.177cm" svg:x2="17.192cm" svg:y2="25.765cm">
          <text:p/>
        </draw:line>
        <draw:line draw:style-name="gr13" draw:text-style-name="P9" draw:layer="layout" svg:x1="6.08cm" svg:y1="26.4cm" svg:x2="14.97cm" svg:y2="24.177cm">
          <text:p/>
        </draw:line>
        <draw:line draw:style-name="gr13" draw:text-style-name="P9" draw:layer="layout" svg:x1="14.97cm" svg:y1="24.177cm" svg:x2="17.192cm" svg:y2="24.812cm">
          <text:p/>
        </draw:line>
        <draw:line draw:style-name="gr13" draw:text-style-name="P9" draw:layer="layout" svg:x1="14.97cm" svg:y1="24.177cm" svg:x2="17.192cm" svg:y2="26.082cm">
          <text:p/>
        </draw:line>
        <draw:line draw:style-name="gr13" draw:text-style-name="P9" draw:layer="layout" svg:x1="18.145cm" svg:y1="22.59cm" svg:x2="14.97cm" svg:y2="24.177cm">
          <text:p/>
        </draw:line>
        <draw:rect draw:name="Rear LD 2" draw:style-name="gr6" xml:id="id4" draw:id="id4" draw:layer="layout" svg:width="1.552cm" svg:height="0.952cm" svg:x="6.418cm" svg:y="2.276cm">
          <text:p><text:span text:style-name="T3">5V RED</text:span></text:p>
          <text:p><text:span text:style-name="T3">GND GRN</text:span></text:p>
          <text:p><text:span text:style-name="T4">DIN WHT</text:span></text:p>
        </draw:rect>
        <draw:rect draw:style-name="gr5" xml:id="id1" draw:id="id1" draw:layer="layout" svg:width="3.175cm" svg:height="2.727cm" svg:x="5.898cm" svg:y="10.399cm">
          <text:p>7-Wire Cable </text:p>
          <text:p>BRN HES-A-GPIO2</text:p>
          <text:p>RED-5V</text:p>
          <text:p>GRN-GND</text:p>
          <text:p>ORG-HES-B-GPIO3</text:p>
          <text:p>PUR-GPIO16</text:p>
          <text:p>YEL-GPIO17</text:p>
          <text:p>WHT-GPIO1</text:p>
        </draw:rect>
        <draw:connector draw:style-name="gr14" draw:text-style-name="P9" draw:layer="layout" draw:line-skew="-0.068cm" svg:x1="10.207cm" svg:y1="14.587cm" svg:x2="9.073cm" svg:y2="11.762cm" draw:start-shape="id2" draw:start-glue-point="3" draw:end-shape="id1" svg:d="M10207 14587h-635v-2825h-499" svg:viewBox="0 0 1135 2826">
          <text:p/>
        </draw:connector>
        <draw:connector draw:style-name="gr14" draw:text-style-name="P9" draw:layer="layout" svg:x1="15.287cm" svg:y1="11.002cm" svg:x2="11.952cm" svg:y2="14.587cm" draw:start-shape="id3" draw:start-glue-point="1" draw:end-shape="id2" draw:end-glue-point="1" svg:d="M15287 11002h525v3585h-3860" svg:viewBox="0 0 3861 3586">
          <text:p/>
        </draw:connector>
        <draw:connector draw:style-name="gr13" draw:text-style-name="P9" draw:layer="layout" draw:line-skew="0.049cm" svg:x1="14.017cm" svg:y1="11.796cm" svg:x2="7.485cm" svg:y2="13.126cm" draw:start-shape="id3" draw:start-glue-point="2" draw:end-shape="id1" draw:end-glue-point="2" svg:d="M14017 11796v1904h-6532v-574" svg:viewBox="0 0 6533 1905">
          <text:p/>
        </draw:connector>
        <draw:rect draw:style-name="gr6" xml:id="id5" draw:id="id5" draw:layer="layout" svg:width="3.074cm" svg:height="2.265cm" svg:x="2.371cm" svg:y="3.497cm">
          <text:p>5-Wire Cable </text:p>
          <text:p>YEL-RED LD2450-RX-GPIO19</text:p>
          <text:p>RED-5V</text:p>
          <text:p>GRN-GND</text:p>
          <text:p text:style-name="P4"><text:span text:style-name="T5">BLU-WHT </text:span>LD2450-TX-GPIO18</text:p>
          <text:p>WHT-WHT LED-DIN-GPIO0</text:p>
        </draw:rect>
        <draw:connector draw:style-name="gr14" draw:text-style-name="P9" draw:layer="layout" svg:x1="7.194cm" svg:y1="3.228cm" svg:x2="5.445cm" svg:y2="4.629cm" draw:start-shape="id4" draw:start-glue-point="2" draw:end-shape="id5" draw:end-glue-point="1" svg:d="M7194 3228v1401h-1749" svg:viewBox="0 0 1750 1402">
          <text:p/>
        </draw:connector>
        <draw:connector draw:style-name="gr14" draw:text-style-name="P9" xml:id="id7" draw:id="id7" draw:layer="layout" draw:line-skew="0.526cm" svg:x1="10.683cm" svg:y1="4.491cm" svg:x2="5.446cm" svg:y2="3.446cm" draw:start-shape="id6" draw:start-glue-point="0" svg:d="M10683 4491v-259h-5237v-786" svg:viewBox="0 0 5238 1046">
          <text:p/>
        </draw:connector>
        <draw:connector draw:style-name="gr13" draw:text-style-name="P9" draw:layer="layout" draw:line-skew="0.201cm" svg:x1="7.194cm" svg:y1="2.276cm" svg:x2="5.446cm" svg:y2="3.446cm" draw:start-shape="id4" draw:start-glue-point="0" draw:end-shape="id7" draw:end-glue-point="3" svg:d="M7194 2276v-324h-1748v1494" svg:viewBox="0 0 1749 1495">
          <text:p/>
        </draw:connector>
        <draw:connector draw:style-name="gr13" draw:text-style-name="P9" draw:layer="layout" svg:x1="9.572cm" svg:y1="5.126cm" svg:x2="5.446cm" svg:y2="3.446cm" draw:start-shape="id6" draw:start-glue-point="3" svg:d="M9572 5126h-2325v-1680h-1801" svg:viewBox="0 0 4127 1681">
          <text:p/>
        </draw:connector>
        <draw:connector draw:style-name="gr11" draw:text-style-name="P9" xml:id="id8" draw:id="id8" draw:layer="layout" svg:x1="2.371cm" svg:y1="4.629cm" svg:x2="3.723cm" svg:y2="10.276cm" draw:start-shape="id5" draw:start-glue-point="3" svg:d="M2371 4629h-525v5647h1877" svg:viewBox="0 0 1878 5648">
          <text:p/>
        </draw:connector>
        <draw:connector draw:style-name="gr14" draw:text-style-name="P9" draw:layer="layout" draw:line-skew="-2.774cm" svg:x1="10.207cm" svg:y1="14.588cm" svg:x2="3.723cm" svg:y2="10.276cm" draw:end-shape="id8" draw:end-glue-point="3" svg:d="M10207 14588h-5715v-4312h-769" svg:viewBox="0 0 6485 4313">
          <text:p/>
        </draw:connector>
        <draw:connector draw:style-name="gr13" draw:text-style-name="P9" draw:layer="layout" svg:x1="11.079cm" svg:y1="15.287cm" svg:x2="3.723cm" svg:y2="10.276cm" draw:start-shape="id2" draw:start-glue-point="2" draw:end-shape="id8" draw:end-glue-point="3" svg:d="M11079 15287v525h-7356v-5536" svg:viewBox="0 0 7357 5537">
          <text:p/>
        </draw:connector>
        <draw:connector draw:style-name="gr13" draw:text-style-name="P9" draw:layer="layout" draw:line-skew="3.263cm" svg:x1="11.952cm" svg:y1="14.587cm" svg:x2="13.389cm" svg:y2="8.619cm" draw:start-shape="id2" draw:start-glue-point="1" draw:end-shape="id9" draw:end-glue-point="1" svg:d="M11952 14587h5240v-5968h-3803" svg:viewBox="0 0 5241 5969">
          <text:p/>
        </draw:connector>
        <draw:connector draw:style-name="gr15" draw:text-style-name="P9" draw:layer="layout" svg:x1="6.418cm" svg:y1="2.752cm" svg:x2="5.446cm" svg:y2="3.446cm" draw:start-shape="id4" draw:start-glue-point="3" svg:d="M6418 2752h-748v694h-224" svg:viewBox="0 0 973 695">
          <text:p/>
        </draw:connector>
        <draw:connector draw:style-name="gr13" draw:text-style-name="P9" draw:layer="layout" draw:line-skew="0.049cm" svg:x1="14.017cm" svg:y1="11.796cm" svg:x2="7.485cm" svg:y2="13.126cm" svg:d="M14017 11796v1904h-6532v-574" svg:viewBox="0 0 6533 1905">
          <text:p/>
        </draw:connector>
        <draw:connector draw:style-name="gr16" draw:text-style-name="P9" draw:layer="layout" svg:x1="9.572cm" svg:y1="5.126cm" svg:x2="5.446cm" svg:y2="3.446cm" svg:d="M9572 5126h-2063v-1680h-2063" svg:viewBox="0 0 4127 1681">
          <text:p/>
        </draw:connector>
        <draw:frame draw:style-name="gr17" draw:text-style-name="P10" draw:layer="layout" svg:width="1.29cm" svg:height="0.569cm" svg:x="10.352cm" svg:y="1.801cm">
          <draw:text-box>
            <text:p>REAR</text:p>
          </draw:text-box>
        </draw:frame>
        <draw:frame draw:style-name="gr18" draw:text-style-name="P10" draw:layer="layout" svg:width="1.479cm" svg:height="0.569cm" svg:x="9.681cm" svg:y="25.765cm">
          <draw:text-box>
            <text:p>FRON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fill-image draw:name="Diagonal_20_Brick" draw:display-name="Diagonal Brick" xlink:href="Pictures/10000000000000080000000894879245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color="#3465a4" draw:fill-color="#729fcf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title>Garage Layout - All-in-One Wiring Diagram</dc:title>
    <dc:description>Garage layout showing components in physical locations with wiring bundles</dc:description>
    <meta:creation-date>2026-01-28T00:00:00</meta:creation-date>
    <dc:date>2026-02-07T06:21:44.237266000</dc:date>
    <meta:editing-duration>PT6H8M16S</meta:editing-duration>
    <meta:editing-cycles>28</meta:editing-cycles>
    <meta:print-date>2026-02-13T18:03:59.543770000</meta:print-date>
    <meta:document-statistic meta:object-count="46"/>
  </office:meta>
</office:document-meta>
</file>